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style>
    <style:style style:name="P2" style:parent-style-name="Normale" style:family="paragraph">
      <style:text-properties fo:font-weight="bold" style:font-weight-asian="bold" style:font-weight-complex="bold" fo:font-size="14pt" style:font-size-asian="14pt" style:font-size-complex="14pt"/>
    </style:style>
    <style:style style:name="P3" style:parent-style-name="Paragrafoelenco" style:list-style-name="LFO1" style:family="paragraph"/>
    <style:style style:name="P4" style:parent-style-name="Paragrafoelenco" style:list-style-name="LFO1" style:family="paragraph"/>
    <style:style style:name="P5" style:parent-style-name="Paragrafoelenco" style:list-style-name="LFO2" style:family="paragraph"/>
    <style:style style:name="P6" style:parent-style-name="Paragrafoelenco" style:list-style-name="LFO2" style:family="paragraph"/>
    <style:style style:name="P7" style:parent-style-name="Normale" style:family="paragraph">
      <style:text-properties fo:font-weight="bold" style:font-weight-asian="bold" style:font-weight-complex="bold" fo:font-size="14pt" style:font-size-asian="14pt" style:font-size-complex="14pt"/>
    </style:style>
    <style:style style:name="P8" style:parent-style-name="Normale" style:family="paragraph">
      <style:text-properties fo:font-weight="bold" style:font-weight-asian="bold" style:font-weight-complex="bold" fo:font-size="14pt" style:font-size-asian="14pt" style:font-size-complex="14pt"/>
    </style:style>
  </office:automatic-styles>
  <office:body>
    <office:text text:use-soft-page-breaks="true">
      <text:p text:style-name="P1">CANALE ATTIVO CDS HOTEL</text:p>
      <text:p text:style-name="Normale">Tre strategie di vendita anche chiamati segmenti di mercato. Ad ogni segmento di strategia corrisponde e un iter di prenotazione, delle aspettative economiche ovvero Revenue e dei costi.</text:p>
      <text:p text:style-name="P2">VENDITA DIRETTA</text:p>
      <text:p text:style-name="Normale">Non avendo intermediazione è quella che ha meno costi da un punto di vista di commissioni o costi aggiuntivi tipici dell’intermediazione.<text:s/></text:p>
      <text:p text:style-name="Normale">CDS Hotels ha un ufficio booking composto appunto da un da personale che lavora le varie richieste principalmente per due canali:</text:p>
      <text:list text:style-name="LFO1" text:continue-numbering="true">
        <text:list-item>
          <text:p text:style-name="P3">canale telefonico, in cui il cliente chiama e richiede un preventivo telefonico<text:s/></text:p>
        </text:list-item>
        <text:list-item>
          <text:p text:style-name="P4">canale per email in cui il cliente scrive alla mail dell’albergo o struttura interessata.</text:p>
        </text:list-item>
      </text:list>
      <text:p text:style-name="Normale">Entrambe le modalità vengono poi lavorate dal personale che sulla base del tariffario che viene a monte pubblicizzato dalla catena, elabora un preventivo, lo invia al cliente e lascia la possibilità, come ogni preventivo, di essere accettato, ignorato completamente o rivisto.</text:p>
      <text:p text:style-name="Normale">Viene rivisto perché da qui si sviluppano diverse tipologie. Il cliente può non accettare il preventivo perché non è nelle sue possibilità, quindi, ha fatto esclusivamente un’indagine di mercato. Il cliente che ha un budget magari diverso, quindi, richiama o riscrive in risposta preventiva e quindi ritratta quel tipo di preventivo. Il cliente che accetta direttamente il preventivo e va in conferma è il cliente migliore.</text:p>
      <text:p text:style-name="Normale">Da ritrattazione e conferma si procede verso la conferma della prenotazione; quindi, quel preventivo acquisisce un vero e proprio valore commerciale e economico per la catena.<text:s/></text:p>
      <text:p text:style-name="Normale">Qui ci sono due possibilità:</text:p>
      <text:list text:style-name="LFO2" text:continue-numbering="true">
        <text:list-item>
          <text:p text:style-name="P5">l'operatore booking invia un modulo di conferma completamente digitalizzato a cui viene richiesto un pagamento del di un acconto del 25% per confermare la sua prenotazione. Questo fa sì che il client si impegni a usufruire di questa di questa vacanza, ma è un impegno parziale, perché c’è la possibilità di cancellazione fino a 15 giorni prima dell'arrivo. In questo caso il cliente ha diritto completo al rimborso di quello che è stato il suo impegno economico iniziale. Allo stesso modo, il pagamento del saldo deve essere effettuato 30 giorni prima dell'arrivo in struttura. Quindi l'impegno e iniziale alla fase del preventivo e un mese prima dell'arrivo per fare il saldo.</text:p>
        </text:list-item>
        <text:list-item>
          <text:p text:style-name="P6">specialmente quando ormai si è nel frangente sotto data. Anche qui si dà la possibilità al cliente di confermare. In questo caso si chiede un acconto superiore, quindi del 50%; con cancellazione è gratuita fino a 15 giorni.<text:s/></text:p>
        </text:list-item>
      </text:list>
      <text:p text:style-name="Normale">Questo con l’obiettivo di finalizzare quanto più possibile il canale diretto che è quello più remunerativo.<text:s/></text:p>
      <text:soft-page-break/>
      <text:p text:style-name="Normale">Il cliente ha anche diritto, nelle due settimane prima dell’arrivo, in caso di cancellazione, di non perdere soldi e richiedere un Vaucher, ovvero un credito spendibile nell'anno successivo.<text:s/></text:p>
      <text:p text:style-name="Normale">Il voucher tendenzialmente vale per la struttura che inizialmente ha emesso il voucher perché il rapporto tende ad essere sempre uno a uno. Spesso si dà la possibilità di utilizzarlo lungo la catena. Questo ad eccezione di due strutture che per ragioni commerciali hanno ragione sociale staccata quindi non CDS Hotels ma Riva Marina resort (partita IVA separata)</text:p>
      <text:p text:style-name="Normale">Tutto avviene nell’ufficio booking del canale diretto. È il core business e rappresenta circa il 50% delle prenotazioni con un 30%, 40% del nostro fatturato per singola struttura.</text:p>
      <text:p text:style-name="Normale">In questo canale tendenzialmente i clienti tendono poi anche a riconfermare anno per anno realizzando una fidelizzazione anche grazie al rapporto diretto con l’assistenza e la gestione di problematiche in maniera flessibile.<text:s/></text:p>
      <text:p text:style-name="Normale">In questo canale è anche possibile che un cliente richieda diversi preventivi, anche numerosi; quindi, per un solo cliente ovvero una sola pratica potrebbe servire vario tempo.<text:s/></text:p>
      <text:p text:style-name="P7">CANALE INDIRETTO<text:s/></text:p>
      <text:p text:style-name="Normale">L’iter: il cliente approda sul sito, seleziona la struttura, sceglie il periodo e l'occupazione della camera. Sceglie la sua camera e si aprono diversi scenari, perché il sito, rispetto invece al canale diretto, offre un ventaglio di possibilità di prenotazione che sono nate nel tempo. Questo canale rappresenta un “contrasto” con i canali sempre più forti di Online Travel Agency di come booking.com o altro, che rappresentano un costo. <text:s/></text:p>
      <text:p text:style-name="Normale">Impatto importante sul fatturato di una struttura, quindi, e se booking.com offre un non rimborsabile anche il sito diretto si deve adeguare. È una forma di “online contro online”, se un online offre una qualcosa in più, non può mancare nel sito perché significherebbe escludere una fetta di mercato fondamentale.</text:p>
      <text:p text:style-name="Normale">I clienti aprono sul sito. C’è una tariffa flessibile che è simile alla linea del canale diretto, ovvero il cliente che prenota non paga nulla. Non pagherà direttamente l'intero importo fino a 15 giorni prima dell'arrivo in struttura. Quindi anche qui c’è la stessa policy di cancellazione del canale diretto. Non c'è nessun impegno economico prima, se non un impegno a garanzia di una carta di credito.</text:p>
      <text:p text:style-name="Normale"><text:s/>Se a 15 giorni il cliente non paga la parte scoperta e il pagamento non transita, la prenotazione è cancellata. Il sistema automaticamente la elimina e rimette quella camera in vendita. Non c'è un remind diretto.<text:s/></text:p>
      <text:p text:style-name="Normale">Se il pagamento non va a buon fine, viene inviato un allert all’ufficio booking che procede con un’azione manuale volta a ricontattare il cliente dando 24 ore di tempo per procedere al pagamento. Quindi, se c’è la disponibilità, viene prelevato automaticamente il saldo mancante, viceversa ci deve essere l'azione però del cliente a saldare il pagamento.</text:p>
      <text:p text:style-name="Normale">Un’opzione è la scelta tramite questo canale della tariffa “non rimborsabile” ovvero di una prenotazione fatta in un momento X. Su questo tipo di tariffe viene percepito subito uno<text:s/><text:soft-page-break/>sconto aggiuntivo dell'8%. L’impegno sulla tariffa è di pagarla al momento della prenotazione. Da quel momento non puoi più essere cancellata o modificata<text:s/></text:p>
      <text:p text:style-name="Normale">Quindi c'è un impegno da parte di CDS Hotels a scontare la prenotazione, in cambio di liquidità imminente verso l'azienda. Questa tipologia di pagamento esiste soltanto fino a un certo una certa data, ovvero fino a massimo 15 giorni prima dell'arrivo alla struttura poi in automatico viene oscurata dal sito.<text:s/></text:p>
      <text:p text:style-name="Normale">Un'ulteriore piano tariffario presente sul nostro è il “paga a rate”, negli ultimi due anni è diventata una delle strategie di unità fondamentali su qualsiasi cosa tramite facilitatori come Paypal. Ad oggi CDS Hotels gestiscono direttamente tramite il sito, quindi tramite provider che fornisce una tipologia di pagamento.<text:s/></text:p>
      <text:p text:style-name="Normale">In questo caso avremo il 5% di sconto perché il cliente assume un impegno economico all'atto della prenotazione, è volto ad incentivarlo economicamente.</text:p>
      <text:p text:style-name="Normale">Al momento della prenotazione la prima rata è circa il 33% del totale; la seconda rata scatta a 45 giorni prima dell'arrivo in struttura e 15 giorni prima dell'arrivo in struttura. Tramite provider il rischio di ricade su intermediario.</text:p>
      <text:p text:style-name="Normale">Il rischio associato a queste varie modalità presenti in questo canale è che il gestore della prenotazione potrebbe non conoscere mai il cliente fino all’arrivo in struttura.</text:p>
      <text:p text:style-name="P8">CANALE DI INTERMEDIZIONE<text:s/></text:p>
      <text:p text:style-name="Normale">In una catena alberghiera questo canale presenta numerosi soggetti, di cui l maggior parte online ma esiste anche il segmento di intermedizione offline. <text:s/>Un esempio sono le piattaforme come Booking, expedia.<text:s/></text:p>
      <text:p text:style-name="Normale">Nell'intermediazione offline troviamo il tour operator ovvero rappresenta un soggetto che progetta e crea pacchetti turistici, gestisce la logistica dei viaggi e fornisce prodotti turistici e che a sua volta rivende il prodotto ad agenzie di viaggio. Quindi sono degli operatori che commercializzano la struttura prendendo delle foto, facendo un catalogo di vendita; sponsorizza la struttura a una serie di agenzie di viaggio, portali online ; quindi permette la ramificazione della vendita.<text:s/></text:p>
      <text:p text:style-name="Normale">Gli step diciamo che portano a questa vendita e si formalizzano in un contratto che principalmente di free sale. Ovvero CDS Hotels concede la possibilità di vendere tutte le camere oggetto dell’accordo ad un prezzo convenzionato. Il tour operator <text:s/>ha uno sconto e può vendere fino allo stop dell’azienda legato all’esaurimento camere o per motivi strategici. <text:s/></text:p>
      <text:p text:style-name="Normale">I tour operator rappresentano un alias dell’azienda, è necessario essere certi delle informazioni che vengono erogate dallo stesso verso il cliente finale, in modo da tutelare l’immagine dell’azienda e per evitare lamentele o clausole legali.</text:p>
      <text:p text:style-name="Normale">Il pagamento di questo cliente è esclusivamente tra il cliente e l'intermediario. Sarà l'intermediario che invece con l’azienda si impegnerà economicamente in diverse possibilità.<text:s/><text:soft-page-break/>Principalmente per questioni commerciali è sempre anticipato nei famosi 15 giorni prima dell'arrivo.</text:p>
      <text:p text:style-name="Normale">Questa pratica è diffusa verso i tuor operator, attestando un potere commerciale forte nei loro confronti è una cosa che cerchiamo di fare con tutti ma ci sono anche casi in cui il pagamento, quello più a rischio, sia data fattura, 15 giorni, 30 giorni dalla fattura.<text:s/></text:p>
      <text:p text:style-name="Normale">L'ufficio amministrazione legato al pagamento data fattura monitora l’operazione che verifica i diciamo contrattuali per cui il cliente X ha un obbligo di pagare da fattura 30 giorni si accerta che siano rispettati. Quando l'operatore questione ritarda tanto, manda un allert all'ufficio commerciale. Ogni tour operator ha una sua lettura delle fatture che possono essere automatizzate. Se non viene ricevuta risposta al sollecito o se la risposta non è coerente con gli accordi è possibile non accettare anche ulteriori prenotazioni che sono già state confermate e dando in questo modo all'operatore la possibilità di adempiere agli impegni altrimenti verranno annullate le precedenti prenotazioni.</text:p>
      <text:p text:style-name="Normale">L’intermediazione offline può essere in parte sovrapposta a quella online (esempio tramite booking). Quindi il rischio che corre CDS Hotels, non dal punto di vista economico e di Revenue, è che un operatore distribuisca il prodotto, su cui è garantito uno sconto per confermare la vendita; l’azienda dovrebbe adattarsi a quel prezzo. Ade esempio se vende a 100 € sul sito la camera, ma il tour operator paga al netto di 100 €, allora azienda pagherà paga 70 € con 30 € di margine. Potrebbe anche accontentarsi di un 1% e lavorare su una quantità. E vendere il prodotto praticamente a 71 €.</text:p>
      <text:p text:style-name="Normale">Il rischio maggiore è di avere uno scoperto a fine della stagione in cui un tour operator ha usufruito dei servizi dell'albergo ma non ha ancora pagato.</text:p>
      <text:p text:style-name="Normale"/>
      <text:p text:style-name="Normale">OVERBOOKING</text:p>
      <text:p text:style-name="Normale">Ogni albergo lavora con una percentuale di overbooking stimabile e che dipende dalla strategia di vendita, la catena di CDS Hotels ha anche la possibilità di ricollocare il cliente se una struttura è al completo. Il ruolo del Channel manager, è quello di capire quali sono le camere disponibili al momento della prenotazione, queste vanno in maniera automatica sui canali che sono sul sito dell’azienda e dele varie piattaforme in cui è connessa come booking, expedia.<text:s/></text:p>
      <text:p text:style-name="Normale">Per l’offline, comunque si fa riferimento ad un’operazione controllata manualmente all’interno tramite un sistema di scambi di mail dall'ufficio booking. L'operatore dell’ufficio booking ha davanti a sé un “contatore camere”, per cui lui verifica sempre disponibilità di quello che può vendere (nel canale diretto).</text:p>
      <text:p text:style-name="Normale"/>
      <text:p text:style-name="Normale">GETIONE DEI GRUPPI NELLE PRENOTAZIONI<text:s/></text:p>
      <text:soft-page-break/>
      <text:p text:style-name="Normale">Questi permettono di bloccare un numero molto alto di camere. Hanno una tempistica di vendita più lunga e anche di costituzione Giorno. L'operatore al momento della richiesta di prenotazione da parte di un gruppo sceglie se esporsi al rischio di prenotazione da parte di questo (che è più alto) o da parte del singolo (nella possibilità che non prenoti).</text:p>
      <text:p text:style-name="Normale">Nel caso di cancellazione da parte di gruppi, la disponibilità persa è estesa su molte camere. Per tutelarsi da questo rischio è presente una selection policy in cui si garantisce la possibilità di cancellare un gruppo fino a 60 giorni prima. Ovviamente non si trattano numeri di camere fissi, ma le policy variano in percentuale. Esistono diverse soluzioni, in caso di 30 giorni, fino a 15 giorni prima, si ha la possibilità del 5% del contingente da 15 giorni in poi la penale è del 100% per la cancellazione.</text:p>
      <text:p text:style-name="Normale"/>
      <text:p text:style-name="Normale">In sintesi, ogni una struttura che ha un Channel manager ha una disponibilità sincronizzata sulle varie piattaforme online grazie ad un gestionale comune. Idealmente, se tutte le strutture sono legate a quel Channel manager, il rischio di overbooking e pressappoco zero.</text:p>
      <text:p text:style-name="Normale">È a sua volta anche fondamentale il rimettere in vendita la camera tornata disponibile dopo una cancellazione. Il rischio è più alto per le prenotazioni lunghe, quando sono brevi sono più semplici da gestire nel caso di cancellazione e successiva rimessa in vendita.<text:s/></text:p>
      <text:p text:style-name="Normale"/>
      <text:p text:style-name="Normale">LATO STRATEGICO, REPARTO VENDITA <text:s/></text:p>
      <text:p text:style-name="Normale">Il reparto vendite ha un reparto; Lato cliente, reparto booking; reparto booking autonomo che gestisce soltanto le agenzie di tour operator (estero e Italia); un reparto per al gestione dei gruppi (altri reparti assegnati ai vari servizi offerti da CDS Hotels)</text:p>
      <text:p text:style-name="Normale"/>
      <text:p text:style-name="Normale">CHECK-IN</text:p>
      <text:p text:style-name="Normale">Nelle procedure individuale l’iter è il medesimo. Per obbligo di legge è necessario registrare i dati del singolo ospite.</text:p>
      <text:p text:style-name="Normale">Il cliente che ha prenotato per via diretta precompila la documentazione inviata dall’azienda al momento della prenotazione e ritroverà tutte le informazioni comunicate per tempo in sede di check-in, rilascerà quindi all’arrivo il documento e la procedura sarà ultimata (nel caso procederà a saldare la parte restante).<text:s/></text:p>
      <text:p text:style-name="Normale">Il cliente che ha effettuato la procedura dal sito non ha la possibilità di inserire tutti i dati previsti in sede di precompilazione questi dati, può mettere soltanto un nome e un cognome, quindi significa che quello tuoi dati quindi questi verranno richiesti al check-in allungando la tempistica. L'obiettivo è quello di digitalizzare sempre di più il check-in.</text:p>
      <text:p text:style-name="Normale">Il rischi più significativo associato a questa fase è la dichiarazione del falso da parte dei clienti. Questo implica dilatare le tempistiche della procedura. Nel caso in cui venga<text:s/><text:soft-page-break/>evidenziata la falsa dichiarazione l’azienda procede con l’addebito dell’eventuale saldo rimanente o si procede per altre vie.<text:s/></text:p>
      <text:p text:style-name="Normale"/>
      <text:p text:style-name="Normale">TARIFFARIO</text:p>
      <text:p text:style-name="Normale">Attualmente le tariffe tendono ad essere più dinamiche, passando da una fase “pre-Covid” in cui erano statiche come base di partenza e su cui si applicavano degli sconti che potevano variare sulla base di Flash sales di sconti. Tendenzialmente sono automatizzate anche le tariffe ma ad oggi non è presente un sistema di previsione e aggiustamento del prezzo automatizzato ma sono basati su reportistica manuale.</text:p>
      <text:p text:style-name="Normale"/>
      <text:p text:style-name="Normale">VANTAGGI FIDELIZZAZIONE<text:s/></text:p>
      <text:p text:style-name="Normale">La fidelizzazione sono dei vantaggi forniti ai clienti che utilizzano il canale di prenotazione diretto. Ogni anno la fidelizzazione vede qualcosa in più per premiare il cliente di aver scelto la struttura, di spendere anche del tempo al telefono. Non si articola in una serie di sconti come negli anni precedenti (risultava sconveniente) ma, a seguito di punti accumulati che possono essere dimostrabili e stimati dal sistema, ho diritto a dei vantaggi in più.</text:p>
      <text:p text:style-name="Normale">Vengono realizzati 4 scaglioni di fedeltà associati a dei vantaggi e degli sconti, sempre cumulativi e mai ad esaurimento.<text:s/></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dovica Mirto</meta:initial-creator>
    <dc:creator>Ludovica Mirto</dc:creator>
    <meta:creation-date>2025-02-21T15:54:00Z</meta:creation-date>
    <dc:date>2025-03-14T17:07:00Z</dc:date>
    <meta:template xlink:href="Normal.dotm" xlink:type="simple"/>
    <meta:editing-cycles>8</meta:editing-cycles>
    <meta:editing-duration>PT103560S</meta:editing-duration>
    <meta:document-statistic meta:page-count="6" meta:paragraph-count="30" meta:word-count="2244" meta:character-count="15009" meta:row-count="106" meta:non-whitespace-character-count="12795"/>
  </office:meta>
</office:document-meta>
</file>